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9f56" officeooo:paragraph-rsid="00129f56"/>
    </style:style>
    <style:style style:name="P2" style:family="paragraph" style:parent-style-name="Standard">
      <style:text-properties officeooo:rsid="00129f56" officeooo:paragraph-rsid="00129f56"/>
    </style:style>
    <style:style style:name="P3" style:family="paragraph" style:parent-style-name="Standard">
      <style:paragraph-properties fo:text-align="start" style:justify-single-word="false"/>
      <style:text-properties officeooo:rsid="00129f56" officeooo:paragraph-rsid="00129f56"/>
    </style:style>
    <style:style style:name="P4" style:family="paragraph" style:parent-style-name="Standard">
      <style:paragraph-properties fo:text-align="start" style:justify-single-word="false"/>
      <style:text-properties officeooo:rsid="00134a0f" officeooo:paragraph-rsid="00134a0f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34a0f" officeooo:paragraph-rsid="00134a0f"/>
    </style:style>
    <style:style style:name="P6" style:family="paragraph" style:parent-style-name="Standard">
      <style:paragraph-properties fo:text-align="start" style:justify-single-word="false"/>
      <style:text-properties officeooo:rsid="0014dbfd" officeooo:paragraph-rsid="0014dbfd"/>
    </style:style>
    <style:style style:name="T1" style:family="text">
      <style:text-properties officeooo:rsid="0016c607"/>
    </style:style>
    <style:style style:name="T2" style:family="text">
      <style:text-properties officeooo:rsid="001822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rzedzia wykorzystywane w prowadzeniu projektu<text:line-break/><text:line-break/>HP ALM : wspiera proces testowy, dostęp do narzedzia na podstawie licencji 1 licencja 1 uzytkownik, umozliwia planowanie i wykonywanie testow manulanych i automatycznycy, zglaszanie monitorowanie<text:line-break/><text:line-break/>Panel administracyjny : jest dostepny dla osob pelniacych role administratora, można tam robic domeny, projekty. Wykonuje wszystkie czynnosci administracyjne, nadawanie uprawnien<text:line-break/><text:line-break/>ALM : aplikacja alm poza danymi do logowania wymusza na nas list rozwijanych domeny i projektu uzytkownik może się zaogowac wylacznie do projektow do niektorych nadano mu dostęp po zalogowaniu widoczne są tylko te funkcje do ktorym ma dostęp<text:line-break/><text:line-break/>Panel uzytkownika : panel może się skladac z nastepujacych modulow: <text:line-break/>-Dash board : statystyki raporty<text:line-break/>- Menagment : zarzadzanie planem wersji<text:line-break/>- Requirements : definiowanie wymagan systemowych i zarzadzanie nimi: </text:p>
      <text:p text:style-name="P1">- Testing : tworzenie zestawow testow w projektach <text:s/>uruchamianie zaplanowanych testow<text:line-break/>- Defects: tworzenie i sledzenie statusow defektow<text:line-break/><text:line-break/>Modol testing <text:line-break/><text:line-break/>- test resources: zaiwera wszystkie dodatkowe zasoby uzywane do testow manulanych oraz automatycznych zzarowno funkcjonalnych jak i wydajnosciowych<text:line-break/>- Buisness Components : modul który pozwala zarzadzac komponentami biznesowymi:<text:line-break/>- Test lab : tu przenosimy testy które są skonfigurowane i gotowe do uruchomienia<text:line-break/>- Test runs: w module widoczne są wszystkie uruchomienia testow wraz z ich wynikami<text:line-break/>- Test plan modul pozwalajacy na zorganizowanie calego procesu testowania poprzez okreslenie jakie testy zostana wykonane w celu zweryfikowania poprawnosci dzialania systemu<text:line-break/><text:line-break/>Weryfikacja to egzaminowanie poprawnosci i dostarczanie obiektywnego dowodu na to ze produkt procesu wytwarzania oprogramowania spelnia zdefiniowane wymagania<text:line-break/><text:line-break/>Walidajca – sprawdzanie poprawnosci i dostarczanie obiektywnego dowodu na to ze produkt procesu wytwarzania oprogramowania zaspokaja potrzeby uzytkownika i spelnia jego wymagania<text:line-break/><text:line-break/>Defects – modul do zarzadzania bledami który daje mozliwosc ich rejestrowania przypisywania do konkretnych osob i zmiany statusow zarejestrowanych bledow<text:line-break/><text:line-break/>Wymagania funkcjonalne i nie funkcjonalne wymaganie funkcjonalne dotyczy wyniku zachowania systemu który powinien zostac dostarczony przez funkcje systemu<text:line-break/><text:line-break/>Wymagania niefukcjnolane dotyczy jakosci tworzonego oprogramowania ale nie zostalo okreslone przez wymagania funkcjonalne Odnosi się między innymi do wydajnosci dostepnosci niezawodnych skalowalnosci i przenosnosci<text:line-break/><text:line-break/>Modol defect posiada trzy grupy menu <text:line-break/>menu wyboru modolow <text:line-break/>menu gorne <text:line-break/>widok na wszystkie zgloszenia w ramach projektu do którego jestesmy zalogowani </text:p>
      <text:p text:style-name="P1"/>
      <text:p text:style-name="P3"><text:soft-page-break/><text:line-break/></text:p>
      <text:p text:style-name="P4">Jira jest komercyjnym narzedziem nie tylko wykorzystywanym w zarzadzaniu projektami ale również wspomagajacym elektroniczny obieg dokumentacji w firmie </text:p>
      <text:p text:style-name="P4"/>
      <text:p text:style-name="P5">Srodowisko produkcyjne zainstalowane w siedzibie klienta firmy tworzcej oprogramowanie lub chmurze sprzet i oprogramowanie których modul lub system będzie uzywany<text:line-break/><text:line-break/>W sklad oprogramowania mogą wchodzic systemy operacyjne bazy danych i inne aplikacje<text:line-break/><text:line-break/>Cykl zycia bledu to proces przez który przechodzi usterka oprogramowania rozpoczyna się gdy blad zostanie wykryty a konczy w chwili jego usuniecia po wczesniejszym upewnieniu się ze nie został zduplikowany<text:line-break/><text:line-break/>Trello jest narzedziem bezplatnym które może być wykorzysytwane zarowno w projektach komerycyjnych jak i w celach prywatnych np. do planowania podrozy, budzetu domowego, remont<text:line-break/><text:line-break/>Trello zawiera 3 grupy menu <text:line-break/>1 menu operacji dotyczacych prywatnosci tablicy następnie widok kart i konto uzytkownika wraz z operacja powiadomien<text:line-break/><text:line-break/><text:line-break/><text:tab/><text:tab/> <text:s text:c="9"/><text:tab/><text:tab/>HP ALM <text:tab/> <text:s text:c="9"/>JIRA<text:tab/><text:tab/>TRELLO<text:tab/><text:tab/>TESTLIN<text:tab/><text:tab/><text:line-break/>PLATNA LICENCJA <text:tab/>| tak <text:s text:c="15"/>| <text:s text:c="10"/>tak <text:s text:c="7"/>|<text:tab/> <text:s text:c="63"/></text:p>
      <text:p text:style-name="P4"><text:s text:c="159"/></text:p>
      <text:p text:style-name="P4">MOZLIWOSC<text:tab/><text:tab/>| tak<text:tab/> <text:s text:c="10"/>| <text:s text:c="10"/>tak<text:tab/>|<text:tab/>tak<text:line-break/>ROZSZERZANIA<text:tab/><text:tab/>| <text:s text:c="21"/>|<text:line-break/></text:p>
      <text:p text:style-name="P4">PERSONALIZACJA <text:s text:c="12"/>| tak <text:s text:c="15"/>| <text:s text:c="10"/>tak <text:s text:c="4"/><text:tab/>|<text:tab/></text:p>
      <text:p text:style-name="P4">RAPORTOW <text:s text:c="24"/>| <text:tab/> <text:s text:c="10"/>|</text:p>
      <text:p text:style-name="P4"/>
      <text:p text:style-name="P4">CYKL ZYCIA BLEDU <text:tab/>| tak <text:s text:c="15"/>| <text:s text:c="10"/>tak<text:tab/>|</text:p>
      <text:p text:style-name="P4"/>
      <text:p text:style-name="P4">PRZYPADKI TESTOWE <text:s text:c="5"/>| tak <text:s text:c="15"/>|<text:tab/><text:tab/>|<text:line-break/></text:p>
      <text:p text:style-name="P4">OBSLUGA TESTOW <text:tab/>| tak <text:s text:c="15"/>| <text:s text:c="9"/>tak<text:tab/>|</text:p>
      <text:p text:style-name="P4"><text:s text:c="113"/></text:p>
      <text:p text:style-name="P4"/>
      <text:p text:style-name="P4"/>
      <text:p text:style-name="P6">Narzedzia wykorzystywane w wytwarzaniu oprogramowania </text:p>
      <text:p text:style-name="P6">Git system kontroli wersji <text:span text:style-name="T1">narzedzie do przenoszenia plikow między komputerem na ktorym jest stworzony kod a innym serwerem na ktorym przechowywana jest kopia, zapewnia wersjonowanie plikow czyli przechowywanie w osobnych galeziach roznych wersji kodu </text:span><text:span text:style-name="T2">pochodzacych od jednej glownej wersji nazywanej galezia glowna kazda galaz może być rozwijana niezaleznie a potem scalana do jednolitej wersji <text:line-break/><text:line-break/>Webstorm IDE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13:18:22.699000000</meta:creation-date>
    <dc:date>2023-10-05T14:20:04.553000000</dc:date>
    <meta:editing-duration>PT1H44M16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15" meta:word-count="579" meta:character-count="4842" meta:non-whitespace-character-count="3644"/>
  </office:meta>
</office:document-meta>
</file>